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8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Normalization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001" calcext:value-type="float">
            <text:p>1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100005" calcext:value-type="float">
            <text:p>10000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00002" calcext:value-type="float">
            <text:p>100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5" calcext:value-type="float">
            <text:p>695</text:p>
          </table:table-cell>
          <table:table-cell office:value-type="float" office:value="100009" calcext:value-type="float">
            <text:p>10000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6" calcext:value-type="float">
            <text:p>486</text:p>
          </table:table-cell>
          <table:table-cell office:value-type="float" office:value="500003" calcext:value-type="float">
            <text:p>500003</text:p>
          </table:table-cell>
          <table:table-cell table:number-columns-repeated="5"/>
          <table:table-cell office:value-type="string" calcext:value-type="string">
            <text:p>X-mean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2]-[.$A$8]" office:value-type="float" office:value="1.5" calcext:value-type="float">
            <text:p>1.5</text:p>
          </table:table-cell>
          <table:table-cell table:formula="of:=[.J2]-[.$B$8]" office:value-type="float" office:value="-513.5" calcext:value-type="float">
            <text:p>-513.5</text:p>
          </table:table-cell>
          <table:table-cell table:formula="of:=[.K2]-[.$C$8]" office:value-type="float" office:value="-100003.25" calcext:value-type="float">
            <text:p>-100003.25</text:p>
          </table:table-cell>
        </table:table-row>
        <table:table-row table:style-name="ro1">
          <table:table-cell table:number-columns-repeated="8"/>
          <table:table-cell table:formula="of:=[.I3]-[.$A$8]" office:value-type="float" office:value="-1.5" calcext:value-type="float">
            <text:p>-1.5</text:p>
          </table:table-cell>
          <table:table-cell table:formula="of:=[.J3]-[.$B$8]" office:value-type="float" office:value="278.5" calcext:value-type="float">
            <text:p>278.5</text:p>
          </table:table-cell>
          <table:table-cell table:formula="of:=[.K3]-[.$C$8]" office:value-type="float" office:value="-100002.25" calcext:value-type="float">
            <text:p>-100002.25</text:p>
          </table:table-cell>
        </table:table-row>
        <table:table-row table:style-name="ro1">
          <table:table-cell table:formula="of:=AVERAGE([.A2:.A5])" office:value-type="float" office:value="4.5" calcext:value-type="float">
            <text:p>4.5</text:p>
          </table:table-cell>
          <table:table-cell table:formula="of:=AVERAGE([.B2:.B5])" office:value-type="float" office:value="521.5" calcext:value-type="float">
            <text:p>521.5</text:p>
          </table:table-cell>
          <table:table-cell table:formula="of:=AVERAGE([.C2:.C5])" office:value-type="float" office:value="200004.25" calcext:value-type="float">
            <text:p>200004.25</text:p>
          </table:table-cell>
          <table:table-cell office:value-type="string" calcext:value-type="string">
            <text:p>Mean/Average</text:p>
          </table:table-cell>
          <table:table-cell office:value-type="string" calcext:value-type="string">
            <text:p>(Always use training data)</text:p>
          </table:table-cell>
          <table:table-cell table:number-columns-repeated="6"/>
        </table:table-row>
        <table:table-row table:style-name="ro1">
          <table:table-cell table:style-name="ce1" table:formula="of:=COM.MICROSOFT.STDEV.P([.A2:.A5])" office:value-type="float" office:value="3.20156211871642" calcext:value-type="float">
            <text:p>3.20156211871642</text:p>
          </table:table-cell>
          <table:table-cell table:style-name="ce1" table:formula="of:=COM.MICROSOFT.STDEV.P([.B2:.B5])" office:value-type="float" office:value="332.18857596251" calcext:value-type="float">
            <text:p>332.18857596251</text:p>
          </table:table-cell>
          <table:table-cell table:style-name="ce1" table:formula="of:=COM.MICROSOFT.STDEV.P([.C2:.C5])" office:value-type="float" office:value="173204.3590984" calcext:value-type="float">
            <text:p>173204.3590984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(Always use training data)</text:p>
          </table:table-cell>
          <table:table-cell table:number-columns-repeated="3"/>
          <table:table-cell office:value-type="string" calcext:value-type="string">
            <text:p>x-mean/std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I6]/[.$A$9]" office:value-type="float" office:value="0.468521285665818" calcext:value-type="float">
            <text:p>0.468521285665818</text:p>
          </table:table-cell>
          <table:table-cell table:formula="of:=[.J6]/[.$B$9]" office:value-type="float" office:value="-1.54580872780512" calcext:value-type="float">
            <text:p>-1.54580872780512</text:p>
          </table:table-cell>
          <table:table-cell table:formula="of:=[.K6]/[.$C$9]" office:value-type="float" office:value="-0.577371438689869" calcext:value-type="float">
            <text:p>-0.577371438689869</text:p>
          </table:table-cell>
        </table:table-row>
        <table:table-row table:style-name="ro1">
          <table:table-cell office:value-type="string" calcext:value-type="string">
            <text:p>Step1 x – mean</text:p>
          </table:table-cell>
          <table:table-cell table:number-columns-repeated="3"/>
          <table:table-cell office:value-type="string" calcext:value-type="string">
            <text:p>Step2 x-mean / Std</text:p>
          </table:table-cell>
          <table:table-cell table:number-columns-repeated="3"/>
          <table:table-cell table:formula="of:=[.I7]/[.$A$9]" office:value-type="float" office:value="-0.468521285665818" calcext:value-type="float">
            <text:p>-0.468521285665818</text:p>
          </table:table-cell>
          <table:table-cell table:formula="of:=[.J7]/[.$B$9]" office:value-type="float" office:value="0.838379222383106" calcext:value-type="float">
            <text:p>0.838379222383106</text:p>
          </table:table-cell>
          <table:table-cell table:formula="of:=[.K7]/[.$C$9]" office:value-type="float" office:value="-0.577365665163122" calcext:value-type="float">
            <text:p>-0.57736566516312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4"/>
        </table:table-row>
        <table:table-row table:style-name="ro1">
          <table:table-cell table:formula="of:=[.A2]-[.$A$8]" office:value-type="float" office:value="-3.5" calcext:value-type="float">
            <text:p>-3.5</text:p>
          </table:table-cell>
          <table:table-cell table:formula="of:=[.B2]-[.$B$8]" office:value-type="float" office:value="-516.5" calcext:value-type="float">
            <text:p>-516.5</text:p>
          </table:table-cell>
          <table:table-cell table:formula="of:=[.C2]-[.$C$8]" office:value-type="float" office:value="-100004.25" calcext:value-type="float">
            <text:p>-100004.25</text:p>
          </table:table-cell>
          <table:table-cell/>
          <table:table-cell table:formula="of:=[.A13]/[.$A$9]" office:value-type="float" office:value="-1.09321633322024" calcext:value-type="float">
            <text:p>-1.09321633322024</text:p>
          </table:table-cell>
          <table:table-cell table:formula="of:=[.B13]/[.$B$9]" office:value-type="float" office:value="-1.55483974276795" calcext:value-type="float">
            <text:p>-1.55483974276795</text:p>
          </table:table-cell>
          <table:table-cell table:formula="of:=[.C13]/[.$C$9]" office:value-type="float" office:value="-0.577377212216617" calcext:value-type="float">
            <text:p>-0.577377212216617</text:p>
          </table:table-cell>
          <table:table-cell table:number-columns-repeated="4"/>
        </table:table-row>
        <table:table-row table:style-name="ro1">
          <table:table-cell table:formula="of:=[.A3]-[.$A$8]" office:value-type="float" office:value="-2.5" calcext:value-type="float">
            <text:p>-2.5</text:p>
          </table:table-cell>
          <table:table-cell table:formula="of:=[.B3]-[.$B$8]" office:value-type="float" office:value="378.5" calcext:value-type="float">
            <text:p>378.5</text:p>
          </table:table-cell>
          <table:table-cell table:formula="of:=[.C3]-[.$C$8]" office:value-type="float" office:value="-99999.25" calcext:value-type="float">
            <text:p>-99999.25</text:p>
          </table:table-cell>
          <table:table-cell/>
          <table:table-cell table:formula="of:=[.A14]/[.$A$9]" office:value-type="float" office:value="-0.78086880944303" calcext:value-type="float">
            <text:p>-0.78086880944303</text:p>
          </table:table-cell>
          <table:table-cell table:formula="of:=[.B14]/[.$B$9]" office:value-type="float" office:value="1.13941305447758" calcext:value-type="float">
            <text:p>1.13941305447758</text:p>
          </table:table-cell>
          <table:table-cell table:formula="of:=[.C14]/[.$C$9]" office:value-type="float" office:value="-0.57734834458288" calcext:value-type="float">
            <text:p>-0.57734834458288</text:p>
          </table:table-cell>
          <table:table-cell table:number-columns-repeated="4"/>
        </table:table-row>
        <table:table-row table:style-name="ro1">
          <table:table-cell table:formula="of:=[.A4]-[.$A$8]" office:value-type="float" office:value="1.5" calcext:value-type="float">
            <text:p>1.5</text:p>
          </table:table-cell>
          <table:table-cell table:formula="of:=[.B4]-[.$B$8]" office:value-type="float" office:value="173.5" calcext:value-type="float">
            <text:p>173.5</text:p>
          </table:table-cell>
          <table:table-cell table:formula="of:=[.C4]-[.$C$8]" office:value-type="float" office:value="-99995.25" calcext:value-type="float">
            <text:p>-99995.25</text:p>
          </table:table-cell>
          <table:table-cell/>
          <table:table-cell table:formula="of:=[.A15]/[.$A$9]" office:value-type="float" office:value="0.468521285665818" calcext:value-type="float">
            <text:p>0.468521285665818</text:p>
          </table:table-cell>
          <table:table-cell table:formula="of:=[.B15]/[.$B$9]" office:value-type="float" office:value="0.52229369868391" calcext:value-type="float">
            <text:p>0.52229369868391</text:p>
          </table:table-cell>
          <table:table-cell table:formula="of:=[.C15]/[.$C$9]" office:value-type="float" office:value="-0.577325250475891" calcext:value-type="float">
            <text:p>-0.577325250475891</text:p>
          </table:table-cell>
          <table:table-cell table:number-columns-repeated="4"/>
        </table:table-row>
        <table:table-row table:style-name="ro1">
          <table:table-cell table:formula="of:=[.A5]-[.$A$8]" office:value-type="float" office:value="4.5" calcext:value-type="float">
            <text:p>4.5</text:p>
          </table:table-cell>
          <table:table-cell table:formula="of:=[.B5]-[.$B$8]" office:value-type="float" office:value="-35.5" calcext:value-type="float">
            <text:p>-35.5</text:p>
          </table:table-cell>
          <table:table-cell table:formula="of:=[.C5]-[.$C$8]" office:value-type="float" office:value="299998.75" calcext:value-type="float">
            <text:p>299998.75</text:p>
          </table:table-cell>
          <table:table-cell/>
          <table:table-cell table:formula="of:=[.A16]/[.$A$9]" office:value-type="float" office:value="1.40556385699745" calcext:value-type="float">
            <text:p>1.40556385699745</text:p>
          </table:table-cell>
          <table:table-cell table:formula="of:=[.B16]/[.$B$9]" office:value-type="float" office:value="-0.106867010393538" calcext:value-type="float">
            <text:p>-0.106867010393538</text:p>
          </table:table-cell>
          <table:table-cell table:formula="of:=[.C16]/[.$C$9]" office:value-type="float" office:value="1.73205080727539" calcext:value-type="float">
            <text:p>1.73205080727539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ence proof Mean == 0</text:p>
          </table:table-cell>
          <table:table-cell/>
          <table:table-cell table:formula="of:=AVERAGE([.E13:.E16])" office:value-type="float" office:value="0" calcext:value-type="float">
            <text:p>0</text:p>
          </table:table-cell>
          <table:table-cell table:formula="of:=AVERAGE([.F13:.F16])" office:value-type="float" office:value="0" calcext:value-type="float">
            <text:p>0</text:p>
          </table:table-cell>
          <table:table-cell table:formula="of:=AVERAGE([.G13:.G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nce proof Std == 1</text:p>
          </table:table-cell>
          <table:table-cell/>
          <table:table-cell table:formula="of:=COM.MICROSOFT.STDEV.P([.E13:.E16])" office:value-type="float" office:value="1" calcext:value-type="float">
            <text:p>1</text:p>
          </table:table-cell>
          <table:table-cell table:formula="of:=COM.MICROSOFT.STDEV.P([.F13:.F16])" office:value-type="float" office:value="1" calcext:value-type="float">
            <text:p>1</text:p>
          </table:table-cell>
          <table:table-cell table:formula="of:=COM.MICROSOFT.STDEV.P([.G13:.G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/>
          <table:table-cell table:formula="of:=MIN([.E13:.E16])" office:value-type="float" office:value="-1.09321633322024" calcext:value-type="float">
            <text:p>-1.09321633322024</text:p>
          </table:table-cell>
          <table:table-cell table:formula="of:=MIN([.F13:.F16])" office:value-type="float" office:value="-1.55483974276795" calcext:value-type="float">
            <text:p>-1.55483974276795</text:p>
          </table:table-cell>
          <table:table-cell table:formula="of:=MIN([.G13:.G16])" office:value-type="float" office:value="-0.577377212216617" calcext:value-type="float">
            <text:p>-0.5773772122166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/>
          <table:table-cell table:formula="of:=MAX([.E13:.E16])" office:value-type="float" office:value="1.40556385699745" calcext:value-type="float">
            <text:p>1.40556385699745</text:p>
          </table:table-cell>
          <table:table-cell table:formula="of:=MAX([.F13:.F16])" office:value-type="float" office:value="1.13941305447758" calcext:value-type="float">
            <text:p>1.13941305447758</text:p>
          </table:table-cell>
          <table:table-cell table:formula="of:=MAX([.G13:.G16])" office:value-type="float" office:value="1.73205080727539" calcext:value-type="float">
            <text:p>1.73205080727539</text:p>
          </table:table-cell>
          <table:table-cell table:number-columns-repeated="4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 of Fold (k)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Records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of samples</text:p>
          </table:table-cell>
          <table:table-cell table:formula="of:=INT([.B2]/[.B1])" office:value-type="float" office:value="25000" calcext:value-type="float">
            <text:p>25000</text:p>
          </table:table-cell>
          <table:table-cell/>
          <table:table-cell office:value-type="string" calcext:value-type="string">
            <text:p>len(train_data) // k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Validation</text:p>
          </table:table-cell>
          <table:covered-table-cell/>
          <table:table-cell table:style-name="ce5" office:value-type="string" calcext:value-type="string" table:number-columns-spanned="2" table:number-rows-spanned="1">
            <text:p>Training</text:p>
          </table:table-cell>
          <table:covered-table-cell/>
          <table:table-cell table:style-name="ce5" office:value-type="string" calcext:value-type="string">
            <text:p>Training Remaining Fold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style-name="ce4" office:value-type="string" calcext:value-type="string">
            <text:p>i * num_val_samples</text:p>
          </table:table-cell>
          <table:table-cell office:value-type="string" calcext:value-type="string">
            <text:p>(i + 1) * num_val_samples</text:p>
          </table:table-cell>
          <table:table-cell office:value-type="string" calcext:value-type="string">
            <text:p>:i * num_val_samples</text:p>
          </table:table-cell>
          <table:table-cell/>
          <table:table-cell office:value-type="string" calcext:value-type="string">
            <text:p>(i + 1) * num_val_samples</text:p>
          </table:table-cell>
          <table:table-cell/>
        </table:table-row>
        <table:table-row table:style-name="ro1">
          <table:table-cell office:value-type="string" calcext:value-type="string">
            <text:p>loop inde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 table:formula="of:=([.A9]+1)*[.$B$3]" office:value-type="float" office:value="25000" calcext:value-type="float">
            <text:p>2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*[.$B$3]" office:value-type="float" office:value="25000" calcext:value-type="float">
            <text:p>25000</text:p>
          </table:table-cell>
          <table:table-cell table:formula="of:=([.A10]+1)*[.$B$3]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formula="of:=[.A10]*[.$B$3]" office:value-type="float" office:value="25000" calcext:value-type="float">
            <text:p>25000</text:p>
          </table:table-cell>
          <table:table-cell table:formula="of:=([.A10]+1)*[.$B$3]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*[.$B$3]" office:value-type="float" office:value="50000" calcext:value-type="float">
            <text:p>50000</text:p>
          </table:table-cell>
          <table:table-cell table:formula="of:=([.A11]+1)*[.$B$3]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table:formula="of:=[.A11]*[.$B$3]" office:value-type="float" office:value="50000" calcext:value-type="float">
            <text:p>50000</text:p>
          </table:table-cell>
          <table:table-cell table:formula="of:=([.A11]+1)*[.$B$3]"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]*[.$B$3]" office:value-type="float" office:value="75000" calcext:value-type="float">
            <text:p>75000</text:p>
          </table:table-cell>
          <table:table-cell table:formula="of:=([.A12]+1)*[.$B$3]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12]*[.$B$3]" office:value-type="float" office:value="75000" calcext:value-type="float">
            <text:p>75000</text:p>
          </table:table-cell>
          <table:table-cell table:formula="of:=([.A12]+1)*[.$B$3]" office:value-type="float" office:value="100000" calcext:value-type="float">
            <text:p>100000</text:p>
          </table:table-cell>
          <table:table-cell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11:52:38.230909403</meta:creation-date>
    <dc:date>2020-08-23T12:40:19.610577833</dc:date>
    <meta:editing-duration>PT27M37S</meta:editing-duration>
    <meta:editing-cycles>7</meta:editing-cycles>
    <meta:generator>LibreOffice/6.4.3.2$Linux_X86_64 LibreOffice_project/40$Build-2</meta:generator>
    <meta:document-statistic meta:table-count="2" meta:cell-count="146" meta:object-count="0"/>
  </office:meta>
</office:document-meta>
</file>